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ef900"/>
    </style:style>
    <style:style style:name="P3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/>
    </style:style>
    <style:style style:name="P4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rsid="000fc6e0" officeooo:paragraph-rsid="000fc6e0"/>
    </style:style>
    <style:style style:name="P6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officeooo:paragraph-rsid="001df2c6" style:font-weight-asian="bold" style:font-weight-complex="bold"/>
    </style:style>
    <style:style style:name="P8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normal"/>
    </style:style>
    <style:style style:name="P9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rsid="001f9134" officeooo:paragraph-rsid="001f9134" style:font-weight-asian="bold" style:font-weight-complex="bold"/>
    </style:style>
    <style:style style:name="P1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paragraph-rsid="000fc6e0" style:font-weight-asian="bold" style:font-weight-complex="bold"/>
    </style:style>
    <style:style style:name="P12" style:family="paragraph" style:parent-style-name="Text_20_body">
      <style:text-properties fo:font-variant="normal" fo:text-transform="none" fo:color="#ffffff" loext:opacity="100%" style:font-name="Udemy Sans" fo:font-size="12pt" fo:letter-spacing="normal" fo:font-style="normal" style:text-underline-style="none" fo:font-weight="normal" officeooo:rsid="00176f28" officeooo:paragraph-rsid="00176f28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613ea" officeooo:paragraph-rsid="001613e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176f28" officeooo:paragraph-rsid="00176f28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b1e0f" officeooo:paragraph-rsid="001b1e0f" style:font-weight-asian="bold" style:font-weight-complex="bold"/>
    </style:style>
    <style:style style:name="P16" style:family="paragraph" style:parent-style-name="Text_20_body">
      <style:text-properties officeooo:rsid="001613ea" officeooo:paragraph-rsid="001613ea"/>
    </style:style>
    <style:style style:name="P17" style:family="paragraph" style:parent-style-name="Text_20_body">
      <style:text-properties fo:font-weight="bold" officeooo:rsid="00166159" officeooo:paragraph-rsid="00166159" style:font-weight-asian="bold" style:font-weight-complex="bold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officeooo:rsid="00130209" officeooo:paragraph-rsid="00130209" style:font-weight-asian="bold" style:font-weight-complex="bold"/>
    </style:style>
    <style:style style:name="P20" style:family="paragraph" style:parent-style-name="Text_20_body">
      <style:text-properties officeooo:rsid="00166159" officeooo:paragraph-rsid="00166159"/>
    </style:style>
    <style:style style:name="P21" style:family="paragraph" style:parent-style-name="Text_20_body">
      <style:text-properties style:text-underline-style="none" officeooo:rsid="00176f28" officeooo:paragraph-rsid="00176f28"/>
    </style:style>
    <style:style style:name="P22" style:family="paragraph" style:parent-style-name="Text_20_body">
      <style:text-properties style:text-underline-style="none" fo:font-weight="bold" officeooo:rsid="00176f28" officeooo:paragraph-rsid="00176f28" style:font-weight-asian="bold" style:font-weight-complex="bold"/>
    </style:style>
    <style:style style:name="P23" style:family="paragraph" style:parent-style-name="Text_20_body">
      <style:text-properties style:text-underline-style="none" fo:font-weight="bold" officeooo:rsid="001b1e0f" officeooo:paragraph-rsid="001b1e0f" style:font-weight-asian="bold" style:font-weight-complex="bold"/>
    </style:style>
    <style:style style:name="P24" style:family="paragraph" style:parent-style-name="Text_20_body">
      <style:text-properties style:text-underline-style="none" fo:font-weight="normal" officeooo:rsid="001b1e0f" officeooo:paragraph-rsid="001b1e0f" style:font-weight-asian="normal" style:font-weight-complex="normal"/>
    </style:style>
    <style:style style:name="P25" style:family="paragraph" style:parent-style-name="Text_20_body">
      <style:text-properties officeooo:rsid="0019b5f6" officeooo:paragraph-rsid="0019b5f6"/>
    </style:style>
    <style:style style:name="P26" style:family="paragraph" style:parent-style-name="Text_20_body" style:list-style-name="L1">
      <style:text-properties style:text-underline-style="none" officeooo:rsid="00176f28" officeooo:paragraph-rsid="00176f28"/>
    </style:style>
    <style:style style:name="P27" style:family="paragraph" style:parent-style-name="Text_20_body">
      <style:text-properties style:text-underline-style="none" officeooo:paragraph-rsid="00180e04"/>
    </style:style>
    <style:style style:name="P28" style:family="paragraph" style:parent-style-name="Text_20_body">
      <style:text-properties style:text-underline-style="none" fo:font-weight="bold" officeooo:rsid="00180e04" officeooo:paragraph-rsid="00180e04" style:font-weight-asian="bold" style:font-weight-complex="bold"/>
    </style:style>
    <style:style style:name="P29" style:family="paragraph" style:parent-style-name="Text_20_body">
      <style:text-properties style:text-underline-style="none" fo:font-weight="bold" officeooo:paragraph-rsid="00180e04" style:font-weight-asian="bold" style:font-weight-complex="bold"/>
    </style:style>
    <style:style style:name="P30" style:family="paragraph" style:parent-style-name="Text_20_body" style:list-style-name="L2">
      <style:text-properties officeooo:rsid="0018d1ad" officeooo:paragraph-rsid="0018d1ad"/>
    </style:style>
    <style:style style:name="P31" style:family="paragraph" style:parent-style-name="Text_20_body" style:list-style-name="L2">
      <style:text-properties officeooo:rsid="0019b5f6" officeooo:paragraph-rsid="0019b5f6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ext_20_body">
      <style:text-properties style:text-underline-style="solid" style:text-underline-width="auto" style:text-underline-color="font-color" officeooo:paragraph-rsid="00180e04"/>
    </style:style>
    <style:style style:name="P34" style:family="paragraph" style:parent-style-name="Text_20_body">
      <style:text-properties style:text-underline-style="solid" style:text-underline-width="auto" style:text-underline-color="font-color" fo:font-weight="normal" officeooo:rsid="00180e04" officeooo:paragraph-rsid="00180e0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6159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officeooo:rsid="0022a741"/>
    </style:style>
    <style:style style:name="T7" style:family="text">
      <style:text-properties style:text-underline-style="none"/>
    </style:style>
    <style:style style:name="T8" style:family="text">
      <style:text-properties officeooo:rsid="001f9134"/>
    </style:style>
    <style:style style:name="T9" style:family="text">
      <style:text-properties officeooo:rsid="000fc6e0"/>
    </style:style>
    <style:style style:name="T10" style:family="text">
      <style:text-properties style:text-underline-style="solid" style:text-underline-width="auto" style:text-underline-color="font-color" officeooo:rsid="000fc6e0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078e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line-through-style="none" style:text-line-through-type="none" style:text-underline-style="solid" style:text-underline-width="auto" style:text-underline-color="font-color" officeooo:rsid="000fc6e0"/>
    </style:style>
    <style:style style:name="T15" style:family="text">
      <style:text-properties officeooo:rsid="00180e0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20. Expressões <text:span text:style-name="T1">aritméticas</text:span></text:p>
      <text:p text:style-name="Text_20_body"/>
      <text:p text:style-name="P13">operadores aritméticos:</text:p>
      <text:p text:style-name="P16"><text:span text:style-name="T2">precedência:</text:span> (1 lugar: * / %) <text:span text:style-name="T4">(</text:span><text:span text:style-name="T3">“</text:span><text:span text:style-name="T5">%</text:span><text:span text:style-name="T3"> </text:span><text:span text:style-name="T4">= resto da divisão”)</text:span></text:p>
      <text:p text:style-name="P16"><text:s text:c="21"/>(2 lugar: + -)</text:p>
      <text:p text:style-name="P16"/>
      <text:p text:style-name="P17">exemplo:</text:p>
      <text:p text:style-name="P20">2 * 6 / 3 = 4</text:p>
      <text:p text:style-name="P20">3 + 2 * 4 = 11</text:p>
      <text:p text:style-name="P20">(3 + 2) * 4 = 20</text:p>
      <text:p text:style-name="P20">60 / (3 + 2) * 4 = 48</text:p>
      <text:p text:style-name="P20">60 / ((3 + 2) * 4) = 3</text:p>
      <text:p text:style-name="P17">exemplo com mod:</text:p>
      <text:p text:style-name="P20">14 % 3 = 2</text:p>
      <text:p text:style-name="P20">19 % 5 = <text:span text:style-name="T6">4</text:span></text:p>
      <text:p text:style-name="P20"/>
      <text:p text:style-name="Text_20_body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Subtitle">21. Variáveis e tipos básicos em Java</text:p>
      <text:p text:style-name="Text_20_body"/>
      <text:p text:style-name="P14">declaraçao de variaveis</text:p>
      <text:p text:style-name="P21">sintaxe:</text:p>
      <text:p text:style-name="P21">&lt;tipo&gt; &lt;nome&gt; = &lt;valor inicial&gt;</text:p>
      <text:p text:style-name="P14"><text:span text:style-name="T7">exemplo</text:span>:</text:p>
      <text:p text:style-name="P21">int idade = 25;</text:p>
      <text:p text:style-name="P21">double altura = 1.68;</text:p>
      <text:p text:style-name="P21">char sexo = ‘F’ </text:p>
      <text:p text:style-name="P22">uma variavel possui:</text:p>
      <text:list xml:id="list2591764770" text:style-name="L1">
        <text:list-item>
          <text:p text:style-name="P26">nome; </text:p>
        </text:list-item>
        <text:list-item>
          <text:p text:style-name="P26">tipo;</text:p>
        </text:list-item>
        <text:list-item>
          <text:p text:style-name="P26">valor;</text:p>
        </text:list-item>
        <text:list-item>
          <text:p text:style-name="P26">endereço;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">23. Saída de dados em Java23. Saída de dados em Java23. Saída de dados em Java</text:p>
      <text:p text:style-name="Subtitle"><text:soft-page-break/>23. Saída de dados em Java</text:p>
      <text:p text:style-name="Text_20_body"/>
      <text:p text:style-name="Text_20_body"/>
      <text:list xml:id="list127000938" text:style-name="L2">
        <text:list-item>
          <text:p text:style-name="P30">system.out.print</text:p>
        </text:list-item>
        <text:list-item>
          <text:p text:style-name="P30">system.out.printl</text:p>
        </text:list-item>
        <text:list-item>
          <text:p text:style-name="P30">system.out.printf</text:p>
          <text:p text:style-name="P30">%d - inteiro</text:p>
          <text:p text:style-name="P30">%f - ponto flutuante</text:p>
          <text:p text:style-name="P30">%s - texto</text:p>
          <text:p text:style-name="P30">%n - quebra de linha</text:p>
        </text:list-item>
        <text:list-item>
          <text:p text:style-name="P31">Locale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Subtitle"><text:soft-page-break/>24. Processamento de dados em Java, Casting</text:p>
      <text:p text:style-name="Text_20_body"/>
      <text:p text:style-name="Text_20_body"/>
      <text:p text:style-name="P15">processamento de dados:</text:p>
      <text:p text:style-name="P15">sintaxe:</text:p>
      <text:p text:style-name="P24">&lt;variável&gt; = &lt;expressão&gt;;</text:p>
      <text:p text:style-name="P23">exemplo:</text:p>
      <text:p text:style-name="P24">int x, y;</text:p>
      <text:p text:style-name="P24">x = 5;</text:p>
      <text:p text:style-name="P24">y = 2 * x;</text:p>
      <text:p text:style-name="P24">system.out.println(x);</text:p>
      <text:p text:style-name="P24">system.out.println(y);</text:p>
      <text:p text:style-name="P23">----------------------------------------</text:p>
      <text:p text:style-name="Text_20_body">int a, b;</text:p>
      <text:p text:style-name="Text_20_body">double resultado;</text:p>
      <text:p text:style-name="Text_20_body">a = 5;</text:p>
      <text:p text:style-name="Text_20_body">b = 2;</text:p>
      <text:p text:style-name="Text_20_body">resultado = (double) a / b;</text:p>
      <text:p text:style-name="Text_20_body">System.out.println(resultado);</text:p>
      <text:p text:style-name="Text_20_body">--------------------------------------------------------------</text:p>
      <text:p text:style-name="Text_20_body">double a;</text:p>
      <text:p text:style-name="Text_20_body">int b;</text:p>
      <text:p text:style-name="Text_20_body">a = 5.0;</text:p>
      <text:p text:style-name="Text_20_body">b = a;</text:p>
      <text:p text:style-name="Text_20_body">System.out.println(b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25. Entrada de dados em Java - Parte 1</text:p>
      <text:p text:style-name="Subtitle"/>
      <text:p text:style-name="P6">Scanner:</text:p>
      <text:p text:style-name="P1">Para fazer entrada de dados, nós vamos criar um objeto do tipo</text:p>
      <text:p text:style-name="P1">"Scanner" da seguinte forma:</text:p>
      <text:p text:style-name="P1"/>
      <text:p text:style-name="P1">Scanner sc = new Scanner(System.in);</text:p>
      <text:p text:style-name="P1">faça sc.close() quando não precisar mais do objeto s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26. Entrada de dados em Java - Parte 2</text:p>
      <text:p text:style-name="P1"/>
      <text:p text:style-name="P1"/>
      <text:p text:style-name="P9">quebra de linha pendente:</text:p>
      <text:p text:style-name="P1">Quando você usa um comando de leitura diferente do nextLine() e dá alguma quebra de linha, essa quebra de linha fica "pendente" na entrada padrão. Se você então fizer um nextLine(), aquela quebra de linha pendente será absorvida pelo nextLine().</text:p>
      <text:p text:style-name="P1"/>
      <text:p text:style-name="P9">Solução:</text:p>
      <text:p text:style-name="P1">Faça um nextLine() extra antes de fazer o nextLine() de seu interesse.</text:p>
      <text:p text:style-name="P1"/>
      <text:p text:style-name="P1">int x;</text:p>
      <text:p text:style-name="P1">String s1, s2, s3;</text:p>
      <text:p text:style-name="P1">x = sc.nextInt();</text:p>
      <text:p text:style-name="P7">sc.nextLine();</text:p>
      <text:p text:style-name="P1">s1 = sc.nextLine();</text:p>
      <text:p text:style-name="P1">s2 = sc.nextLine();</text:p>
      <text:p text:style-name="P1">s3 = sc.nextLine();</text:p>
      <text:p text:style-name="P1">System.out.println("DADOS DIGITADOS:");</text:p>
      <text:p text:style-name="P1">System.out.println(x);</text:p>
      <text:p text:style-name="P1">System.out.println(s1);</text:p>
      <text:p text:style-name="P1">System.out.println(s2);</text:p>
      <text:p text:style-name="P1">System.out.println(s3);</text:p>
      <text:p text:style-name="P10">resumo da aula</text:p>
      <text:p text:style-name="P1">• Scanner</text:p>
      <text:p text:style-name="P1">• next()</text:p>
      <text:p text:style-name="P1">• nextInt()</text:p>
      <text:p text:style-name="P1">• nextDouble()</text:p>
      <text:p text:style-name="P1">• Como ler até a quebra de linha</text:p>
      <text:p text:style-name="P1">• nextLine()</text:p>
      <text:p text:style-name="P1">• como limpar o buffer de leitura</text:p>
      <text:p text:style-name="Subtitle"><text:soft-page-break/>27. Funções matemáticas em Java</text:p>
      <text:p text:style-name="P1"/>
      <text:p text:style-name="P1"/>
      <text:p text:style-name="P1">A = Math.sqrt(x); <text:s text:c="2"/>-- <text:s/><text:span text:style-name="T8">v</text:span>ariável A recebe a raiz quadrada de x</text:p>
      <text:p text:style-name="P1">A = Math.pow(x, y); <text:s/>-- Variável A recebe o resultado de x elevado a y</text:p>
      <text:p text:style-name="P1">A = Math.abs(x); <text:s/>-- Variável A recebe o valor absoluto de x</text:p>
      <text:p text:style-name="P1"/>
      <text:p text:style-name="P1">• sqrt – raiz quadrada</text:p>
      <text:p text:style-name="P1">• pow – potenciação</text:p>
      <text:p text:style-name="P1">• abs – valor absol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2. Expressões comparativas</text:p>
      <text:p text:style-name="P1"/>
      <text:p text:style-name="P9">Operadores comparativos</text:p>
      <text:p text:style-name="P1">&gt;maior</text:p>
      <text:p text:style-name="P1">&lt;menor</text:p>
      <text:p text:style-name="P1">&gt;=maior ou igual</text:p>
      <text:p text:style-name="P1">&lt;=menor ou igual</text:p>
      <text:p text:style-name="P1">==igual</text:p>
      <text:p text:style-name="P1">!=diferente</text:p>
      <text:p text:style-name="P1"/>
      <text:p text:style-name="P9">Exemplos de expressões comparativas</text:p>
      <text:p text:style-name="P1">(suponha x igual a 5)</text:p>
      <text:p text:style-name="P1">X&gt;0 <text:s text:c="2"/>Resultado: V</text:p>
      <text:p text:style-name="P1">X == 3 <text:s text:c="2"/>Resultado: F</text:p>
      <text:p text:style-name="P2">10 &lt;= 30 <text:s text:c="2"/>Resultado: V</text:p>
      <text:p text:style-name="P1">X != 2 <text:s text:c="3"/>Resultado: 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3. Expressões lógicas</text:p>
      <text:p text:style-name="P1"/>
      <text:p text:style-name="P8"/>
      <text:p text:style-name="P9">Operadores lógicos</text:p>
      <text:p text:style-name="P1">&amp;&amp; - E</text:p>
      <text:p text:style-name="P1">|| - OU</text:p>
      <text:p text:style-name="P1">! - NÃO</text:p>
      <text:p text:style-name="P1"/>
      <text:p text:style-name="P1"/>
      <text:p text:style-name="P1"><text:span text:style-name="T9">|</text:span>A_<text:span text:style-name="T9">B|</text:span><text:span text:style-name="T10">&amp;&amp;</text:span><text:span text:style-name="T9">|</text:span></text:p>
      <text:p text:style-name="P1"><text:span text:style-name="T9">|</text:span>F_<text:span text:style-name="T9">F| F <text:s/>|</text:span></text:p>
      <text:p text:style-name="P1"><text:span text:style-name="T9">|</text:span>F_<text:span text:style-name="T9">V| F <text:s/>|</text:span></text:p>
      <text:p text:style-name="P1"><text:span text:style-name="T9">|</text:span>V_<text:span text:style-name="T9">F| F <text:s/>| </text:span></text:p>
      <text:p text:style-name="P1"><text:span text:style-name="T9">|</text:span>V_<text:span text:style-name="T9">V| V |</text:span></text:p>
      <text:p text:style-name="P1"/>
      <text:p text:style-name="P3"><text:span text:style-name="T9">|</text:span>A_<text:span text:style-name="T9">B| </text:span><text:span text:style-name="T10">||</text:span><text:span text:style-name="T9"> |</text:span></text:p>
      <text:p text:style-name="P3"><text:span text:style-name="T9">|</text:span>F_<text:span text:style-name="T9">F| F <text:s/>|</text:span></text:p>
      <text:p text:style-name="P3"><text:span text:style-name="T9">|</text:span>F_<text:span text:style-name="T9">V| V <text:s/>|</text:span></text:p>
      <text:p text:style-name="P3"><text:span text:style-name="T9">|</text:span>V_<text:span text:style-name="T9">F| V <text:s/>| </text:span></text:p>
      <text:p text:style-name="P3"><text:span text:style-name="T9">|</text:span>V_<text:span text:style-name="T9">V| V |</text:span></text:p>
      <text:p text:style-name="P3"/>
      <text:p text:style-name="P3"><text:span text:style-name="T9">|</text:span>A<text:span text:style-name="T9">| </text:span><text:span text:style-name="T14">! </text:span><text:span text:style-name="T9">|</text:span></text:p>
      <text:p text:style-name="P3"><text:span text:style-name="T9">|</text:span>F<text:span text:style-name="T9">| V <text:s/>|</text:span></text:p>
      <text:p text:style-name="P5">|V| F <text:s/>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soft-page-break/>34. Estrutura condicional (if-else)</text:p>
      <text:p text:style-name="P3"/>
      <text:p text:style-name="P11">Estrutura condicional:</text:p>
      <text:p text:style-name="P3">É uma estrutura de controle que permite definir que um certo bloco de comandos somente será executado dependendo de uma condição</text:p>
      <text:p text:style-name="P3"/>
      <text:p text:style-name="P11">Sintaxe da estrutura condicional</text:p>
      <text:p text:style-name="P11">Simples:</text:p>
      <text:p text:style-name="P4">if ( &lt;condição&gt; ) {</text:p>
      <text:p text:style-name="P4">&lt;comando 1&gt;</text:p>
      <text:p text:style-name="P4">&lt;comando 2&gt; <text:s text:c="52"/><text:span text:style-name="T11"><text:s text:c="2"/></text:span><text:span text:style-name="T12">if(se) else(se nao)</text:span></text:p>
      <text:p text:style-name="P4">}</text:p>
      <text:p text:style-name="P11">REGRA:</text:p>
      <text:p text:style-name="P4">V: executa o bloco de comandos</text:p>
      <text:p text:style-name="P4">F: pula o bloco de comandos</text:p>
      <text:p text:style-name="P4">V: executa o bloco de comandos</text:p>
      <text:p text:style-name="P4">F: pula o bloco de comandos</text:p>
      <text:p text:style-name="P11"/>
      <text:p text:style-name="P11">Composta:</text:p>
      <text:p text:style-name="P3">if ( &lt;condição&gt; ) {</text:p>
      <text:p text:style-name="P3">&lt;comando 1&gt;</text:p>
      <text:p text:style-name="P3">&lt;comando 2&gt;</text:p>
      <text:p text:style-name="P3">}</text:p>
      <text:p text:style-name="P3">else {</text:p>
      <text:p text:style-name="P3">&lt;comando 3&gt;</text:p>
      <text:p text:style-name="P3">&lt;comando 4&gt;</text:p>
      <text:p text:style-name="P3">}</text:p>
      <text:p text:style-name="P11">REGRA:</text:p>
      <text:p text:style-name="P3">V: executa somente o bloco do if</text:p>
      <text:p text:style-name="P3">F: executa somente o bloco do eles</text:p>
      <text:p text:style-name="P3"/>
      <text:p text:style-name="P3"/>
      <text:p text:style-name="P3"><text:soft-page-break/></text:p>
      <text:p text:style-name="Subtitle">38. Sintaxe opcional – switch-case</text:p>
      <text:p text:style-name="Text_20_body"/>
      <text:p text:style-name="Text_20_body"/>
      <text:p text:style-name="P18">Estrutura switch-case</text:p>
      <text:p text:style-name="Text_20_body">Quando se tem várias opções de fluxo a serem tratadas com base no</text:p>
      <text:p text:style-name="Text_20_body">valor de uma variável, ao invés de várias estruturas if-else encadeadas,</text:p>
      <text:p text:style-name="Text_20_body">alguns preferem utilizar a estrutura switch-case</text:p>
      <text:p text:style-name="Text_20_body"/>
      <text:p text:style-name="P18">Sintaxe do switch-case</text:p>
      <text:p text:style-name="Text_20_body">switch ( expressão ) {</text:p>
      <text:p text:style-name="Text_20_body">case valor1:</text:p>
      <text:p text:style-name="Text_20_body"><text:tab/>comando1</text:p>
      <text:p text:style-name="Text_20_body"><text:tab/>comando2</text:p>
      <text:p text:style-name="Text_20_body"><text:tab/>break;</text:p>
      <text:p text:style-name="Text_20_body">case valor2:</text:p>
      <text:p text:style-name="Text_20_body"><text:tab/>comando3</text:p>
      <text:p text:style-name="Text_20_body"><text:tab/>comando4</text:p>
      <text:p text:style-name="Text_20_body"><text:tab/>break;</text:p>
      <text:p text:style-name="Text_20_body">default:</text:p>
      <text:p text:style-name="Text_20_body"><text:tab/>comando5</text:p>
      <text:p text:style-name="Text_20_body"><text:tab/>comando6</text:p>
      <text:p text:style-name="Text_20_body"><text:tab/>break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/text:p>
      <text:p text:style-name="Subtitle"/>
      <text:p text:style-name="Subtitle">39. Expressão condicional ternária</text:p>
      <text:p text:style-name="Text_20_body"/>
      <text:p text:style-name="Text_20_body"/>
      <text:p text:style-name="Text_20_body">Estrutura opcional ao if-else quando se deseja decidir um VALOR com base em uma</text:p>
      <text:p text:style-name="Text_20_body">condição.</text:p>
      <text:p text:style-name="Text_20_body">Sintaxe:</text:p>
      <text:p text:style-name="Text_20_body">( condição ) ? valor_se_verdadeiro : valor_se_falso</text:p>
      <text:p text:style-name="Text_20_body"/>
      <text:p text:style-name="Text_20_body"/>
      <text:p text:style-name="P19">NAO UTILIZANDO</text:p>
      <text:p text:style-name="Text_20_body">double preco = 34.5;</text:p>
      <text:p text:style-name="Text_20_body">double desconto;</text:p>
      <text:p text:style-name="Text_20_body">if (preco &lt; 20.0) {</text:p>
      <text:p text:style-name="Text_20_body">desconto = preco * 0.1;</text:p>
      <text:p text:style-name="Text_20_body">}</text:p>
      <text:p text:style-name="Text_20_body">else {</text:p>
      <text:p text:style-name="Text_20_body">desconto = preco * 0.05;</text:p>
      <text:p text:style-name="Text_20_body">}</text:p>
      <text:p text:style-name="Text_20_body"/>
      <text:p text:style-name="P19">USANDO:</text:p>
      <text:p text:style-name="Text_20_body">double preco = 34.5;</text:p>
      <text:p text:style-name="Text_20_body">double desconto = (preco &lt; 20.0) ? preco * 0.1 : preco * 0.05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3. Como utilizar o DEBUG no Eclipse (execução passo a passo</text:p>
      <text:p text:style-name="Subtitle"/>
      <text:p text:style-name="Text_20_body"/>
      <text:p text:style-name="P18">Como executar o debug do Eclipse</text:p>
      <text:p text:style-name="Text_20_body">• Para marcar uma linha de breakpoint:</text:p>
      <text:p text:style-name="Text_20_body"><text:tab/>• Run -&gt; Toggle Breakpoint</text:p>
      <text:p text:style-name="Text_20_body">• Para iniciar o debug:</text:p>
      <text:p text:style-name="Text_20_body"><text:tab/>• Botão direito na classe -&gt; Debug as -&gt; Java Application</text:p>
      <text:p text:style-name="Text_20_body">• Para executar uma linha:</text:p>
      <text:p text:style-name="Text_20_body"><text:tab/>• F6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4. Estrutura repetitiva enquanto (while)</text:p>
      <text:p text:style-name="Text_20_body"/>
      <text:p text:style-name="Text_20_body"/>
      <text:p text:style-name="Text_20_body"/>
      <text:p text:style-name="Text_20_body">É uma estrutura de controle que repete um bloco de comandos enquanto uma condição for verdadeira. Quando usar: quando não se sabe previamente a quantidade de repetições que será realizada.</text:p>
      <text:p text:style-name="Text_20_body"/>
      <text:p text:style-name="Text_20_body"/>
      <text:p text:style-name="P18">Resumo da aula</text:p>
      <text:p text:style-name="Text_20_body">• Estrutura repetitiva "enquanto"</text:p>
      <text:p text:style-name="Text_20_body">• Recomendada quando não se sabe previamente a quantidade de</text:p>
      <text:p text:style-name="Text_20_body"><text:tab/>repetições</text:p>
      <text:p text:style-name="Text_20_body">• Regra:</text:p>
      <text:p text:style-name="Text_20_body"><text:tab/>• V: executa e volta</text:p>
      <text:p text:style-name="Text_20_body"><text:tab/>• F: pula for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49. Estrutura repetitiva para (for)</text:p>
      <text:p text:style-name="Subtitle"/>
      <text:p text:style-name="P18">Estrutura repetitiva "para"</text:p>
      <text:p text:style-name="Text_20_body">É uma estrutura de controle que repete um bloco de comandos para um certo intervalo de valores. Quando usar: quando se sabe previamente a quantidade de repetições, ou o intervalo de valores.</text:p>
      <text:p text:style-name="Text_20_body"/>
      <text:p text:style-name="P18">Sintaxe / regra</text:p>
      <text:p text:style-name="Text_20_body">for ( início ; condição ; incremento) {</text:p>
      <text:p text:style-name="Text_20_body">comando 1</text:p>
      <text:p text:style-name="Text_20_body">comando 2</text:p>
      <text:p text:style-name="Text_20_body">}</text:p>
      <text:p text:style-name="P33"><text:span text:style-name="T15">inicio: (</text:span>Executa somente na primeira vez<text:span text:style-name="T15">)__condição: (V: executa e volta | F: pula fora)__incremento:( Executa toda vez depois de voltar)</text:span></text:p>
      <text:p text:style-name="P33"/>
      <text:p text:style-name="P28">Importante</text:p>
      <text:p text:style-name="P34">Perceba que a estrutura "para" é ótima para se fazer uma repetição</text:p>
      <text:p text:style-name="P34">baseada em uma CONTAGEM:</text:p>
      <text:p text:style-name="P27">for (int i=0; i&lt;5; i++) {</text:p>
      <text:p text:style-name="P27">System.out.println("Valor de i: " + i);</text:p>
      <text:p text:style-name="P27">}</text:p>
      <text:p text:style-name="P29"><text:span text:style-name="T13">Resultado na tela</text:span>:</text:p>
      <text:p text:style-name="P27">Valor de i: 0</text:p>
      <text:p text:style-name="P27">Valor de i: 1</text:p>
      <text:p text:style-name="P27">Valor de i: 2</text:p>
      <text:p text:style-name="P27">Valor de i: 3</text:p>
      <text:p text:style-name="P27">Valor de i: 4</text:p>
      <text:p text:style-name="P27"/>
      <text:p text:style-name="P27"/>
      <text:p text:style-name="P28">resumo</text:p>
      <text:p text:style-name="P27">• Estrutura repetitiva "para"</text:p>
      <text:p text:style-name="P27">• Usar quando se sabe previamente a quantidade de repetições</text:p>
      <text:p text:style-name="P27">• Ótimo para fazer contagens (progressiva ou regressiva)</text:p>
      <text:p text:style-name="P27"><text:soft-page-break/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1:58:54.623732430</meta:creation-date>
    <dc:date>2023-06-29T00:35:42.635791326</dc:date>
    <meta:editing-duration>PT4H31M3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6" meta:paragraph-count="234" meta:word-count="1031" meta:character-count="5756" meta:non-whitespace-character-count="4851"/>
  </office:meta>
</office:document-meta>
</file>